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P5" style:parent-style-name="Standard" style:family="paragraph">
      <style:text-properties fo:font-weight="bold" style:font-weight-asian="bold" style:font-weight-complex="bold" fo:language="en" fo:country="US"/>
    </style:style>
    <style:style style:name="P6" style:parent-style-name="Standard" style:family="paragraph">
      <style:text-properties fo:language="en" fo:country="US"/>
    </style:style>
    <style:style style:name="P7" style:parent-style-name="Standard" style:family="paragraph">
      <style:text-properties fo:font-weight="bold" style:font-weight-asian="bold" style:font-weight-complex="bold" fo:language="en" fo:country="US"/>
    </style:style>
    <style:style style:name="T8" style:parent-style-name="Absatz-Standardschriftart" style:family="text">
      <style:text-properties style:text-position="super 66.6%"/>
    </style:style>
    <style:style style:name="T9" style:parent-style-name="Absatz-Standardschriftart" style:family="text">
      <style:text-properties style:text-position="super 66.6%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P11" style:parent-style-name="Standard" style:family="paragraph">
      <style:text-properties fo:font-weight="bold" style:font-weight-asian="bold" style:font-weight-complex="bold"/>
    </style:style>
    <style:style style:name="P12" style:parent-style-name="Standard" style:family="paragraph">
      <style:text-properties fo:font-weight="bold" style:font-weight-asian="bold" style:font-weight-complex="bold"/>
    </style:style>
    <style:style style:name="P13" style:parent-style-name="Standard" style:family="paragraph">
      <style:text-properties fo:font-weight="bold" style:font-weight-asian="bold" style:font-weight-complex="bold"/>
    </style:style>
    <style:style style:name="P14" style:parent-style-name="Standard" style:family="paragraph"/>
    <style:style style:name="P15" style:parent-style-name="Standard" style:family="paragraph"/>
    <style:style style:name="P16" style:parent-style-name="Standard" style:family="paragraph"/>
    <style:style style:name="P17" style:parent-style-name="Stand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Gewählte Technologie: MQTT</text:p>
      <text:p text:style-name="P2">Schwerpunkt: Ressourcenbedarf</text:p>
      <text:p text:style-name="P3">Titel: Vergleich des Ressourcenbedarfs von QMQTT und PAHO MQTT</text:p>
      <text:p text:style-name="P4"/>
      <text:p text:style-name="P5">David Tarnow, Patrick Olinger</text:p>
      <text:p text:style-name="P6"/>
      <text:p text:style-name="P7">Use-Case-Szenario:</text:p>
      <text:p text:style-name="Standard">Es<text:s/>wird<text:s/>pro<text:s/>MQTT-Client-Implementation eine Applikation erstellt, die jeweils 2 Publisher und 2 Subscriber beinhaltet. Diese tauschen über den MQTT-Broker Mosquitto Daten aus.</text:p>
      <text:p text:style-name="Standard">Die Größe der auszutauschenden Daten ist dabei variabel und wird in mehreren Stufen erhöht.</text:p>
      <text:p text:style-name="Standard">Dabei erfolgen Testdurchläufe mit einer Datengröße von 0, 1, 2, sowie 10<text:span text:style-name="T8">1</text:span><text:s/>bis 10<text:span text:style-name="T9">7</text:span><text:s/>Bytes.</text:p>
      <text:p text:style-name="Standard">Der Austausch der Daten erfolgt in fest eingestellten Intervallen von 10 bis 1000 Millisekunden.</text:p>
      <text:p text:style-name="Standard">Pro Testdurchlauf wird dabei sowohl der Hauptspeicher- als auch CPU-Bedarf der einzelnen Komponenten gemessen.</text:p>
      <text:p text:style-name="Standard">Schließlich wird ebenfalls der Ressourcenbedarf für längere Laufzeiten gemessen.</text:p>
      <text:p text:style-name="Standard"/>
      <text:p text:style-name="P10">Hardware- und System-Setup:</text:p>
      <text:p text:style-name="Standard">Als MQTT-Broker wird Eclipse Mosquitto eingesetzt.</text:p>
      <text:p text:style-name="Standard">Für die MQTT-Clients ist jeweils eine Implementierung<text:s/>in QMQTT und PAHO MQTT vorgesehen.</text:p>
      <text:p text:style-name="Standard">Als Betriebssystem für die MQTT-Clients sowie den MQTT-Broker dient dabei Windows 10.</text:p>
      <text:p text:style-name="Standard">Die Konnektivität zwischen den MQTT-Clients und dem MQTT-Broker erfolgt über eine LAN-Verbindung. Parallel zu den Clients läuft ein<text:s/>Programm,<text:s/>das in regelmäßigen<text:s/>Abständen<text:s/>die Prozessor- und Speicherauslastung der einzelnen<text:s/>Clients ausliest und diese in einer Textdatei abspeichert. Dabei wird ein Format gewählt, das sich in<text:s/>Microsoft<text:s/>Excel übertragen lässt. Dadurch wird eine Visualisierung mittels eines Graphen ermöglicht.<text:s/>Das Intervall der Messungen ist dabei variabel, sodass eine detaillierte<text:s/>Auswertung für kurze<text:s/>Laufzeiten und ein größeres Intervall für lange Laufzeiten<text:s/>ermöglicht wird.</text:p>
      <text:p text:style-name="Standard"><text:s/></text:p>
      <text:p text:style-name="P11">Zu erstellende Demo-Software:</text:p>
      <text:p text:style-name="Standard">Die Applikationen bestehen jeweils aus einem MQTT-Broker und vier<text:s/>MQTT-Clients.</text:p>
      <text:p text:style-name="Standard">Zwei der MQTT-Clients dienen als Publisher, die in voreingestellten Intervallen unterschiedliche Größen an Daten unter einem Topic veröffentlichen.</text:p>
      <text:p text:style-name="Standard">Die verbleibenden zwei MQTT-Clients dienen als Subscriber und lesen/empfangen die veröffentlichten Daten.</text:p>
      <text:p text:style-name="Standard">Zusätzlich wird ein Programm erstellt, das den CPU- und Speicherbedarf der Clients auslesen und abspeichern kann.</text:p>
      <text:p text:style-name="Standard"/>
      <text:p text:style-name="P12">Ermittlung von Eigenschaften:</text:p>
      <text:p text:style-name="Standard">Welche Auswirkung haben verschiedene Größen an Daten auf den Ressourcenbedarf der beiden Implementierungen?</text:p>
      <text:p text:style-name="Standard">Welche Auswirkung hat die zeitliche Abfolge an Veröffentlichungen auf die Hauptspeicher- und CPU-Auslastung der beiden Implementierungen?</text:p>
      <text:p text:style-name="Standard">Wie verhält sich der Ressourcenbedarf bei längeren Laufzeiten der Client-Applikationen.</text:p>
      <text:p text:style-name="Standard"/>
      <text:p text:style-name="P13">Evaluation:</text:p>
      <text:list text:style-name="LFO1" text:continue-numbering="true">
        <text:list-item>
          <text:p text:style-name="P14">Es werden Datensätze unterschiedlicher Größe gesendet/empfangen. In<text:s/>welchem Ausmaß<text:s/>beeinflusst die Datengröße die Performance und den Speicher der MQTT-Clients? Welche Unterschiede sind zwischen den beiden Implementationen feststellbar?</text:p>
        </text:list-item>
        <text:list-item>
          <text:p text:style-name="P15">Es werden Datensätze in unterschiedlichen Intervallen veröffentlicht. Welche Auswirkung hat die zeitliche Abfolge der Daten auf den Ressourcenbedarf?</text:p>
        </text:list-item>
        <text:list-item>
          <text:p text:style-name="P16">Es werden über einen langen Zeitraum Daten veröffentlicht. Welche Auswirkungen haben lange Laufzeiten auf die Performance bzw. den Speicherbedarf?</text:p>
        </text:list-item>
      </text:list>
      <text:soft-page-break/>
      <text:p text:style-name="P17">Präsentationsziele:</text:p>
      <text:p text:style-name="Standard">- Darstellung der Aufgabenstellung (1 Folie)</text:p>
      <text:p text:style-name="Standard">- Aufbau und Zusammenspiel der<text:s/>einzelnen Komponenten (1 Folie)</text:p>
      <text:p text:style-name="Standard">- Zu betrachtende Aspekte der jeweiligen Implementation (1 Folie)</text:p>
      <text:p text:style-name="Standard">- Abgrenzung von nicht zu betrachteten Aspekten (Unterschiedliche Anzahl Publisher/Subscriber,<text:s/>unterschiedliche<text:s/>Bandbreiten) (1 Folie)</text:p>
      <text:p text:style-name="Standard">- Darstellung der<text:s/>Messergebnisse (1 Folie)</text:p>
      <text:p text:style-name="Standard">- Evaluation der Technologien (1 Folie)</text:p>
      <text:p text:style-name="Standard">- Bewertung der beiden Implementationen (1 Folie)</text:p>
      <text:p text:style-name="Standard">- Live-Online-Demo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style:font-name="Liberation Serif" style:font-name-asian="SimSun" style:font-name-complex="Liberation Serif" fo:font-weight="bold" style:font-weight-asian="bold" style:font-weight-complex="bold" fo:font-size="24pt" style:font-size-asian="24pt" style:font-size-complex="24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avid Tarnow</meta:initial-creator>
    <dc:creator>David Tarnow</dc:creator>
    <meta:creation-date>2018-04-22T10:55:00Z</meta:creation-date>
    <dc:date>2018-05-04T16:59:00Z</dc:date>
    <meta:template xlink:href="Normal.dotm" xlink:type="simple"/>
    <meta:editing-cycles>8</meta:editing-cycles>
    <meta:editing-duration>PT0S</meta:editing-duration>
    <meta:document-statistic meta:page-count="2" meta:paragraph-count="7" meta:word-count="485" meta:character-count="3535" meta:row-count="25" meta:non-whitespace-character-count="3057"/>
  </office:meta>
</office:document-meta>
</file>